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Image Matching</text:p>
      <text:p text:style-name="Horizontal_20_Line"/>
      <text:p text:style-name="Standard">Includes:</text:p>
      <text:p text:style-name="P2">stdio.h</text:p>
      <text:p text:style-name="P2">math.h</text:p>
      <text:p text:style-name="P2">"Matrix.h"</text:p>
      <text:p text:style-name="P2">"NormalizedCrossCorrelation.h"</text:p>
      <text:p text:style-name="P2">"LeastSquaresMatching.h"</text:p>
      <text:p text:style-name="P2">"RadiometricTransformation.h"</text:p>
      <text:p text:style-name="P2">"MatchingPoints.h"</text:p>
      <text:p text:style-name="Horizontal_20_Line"/>
      <text:p text:style-name="P3">Methods:</text:p>
      <text:p text:style-name="P2">enum matmet { NCC, LSM };</text:p>
      <text:p text:style-name="P2">enum eadmod { Equalization, HistMatching };</text:p>
      <text:p text:style-name="P2">ImageMatching();</text:p>
      <text:p text:style-name="P2">LeastSquaresMatching* getLSM() { return &amp;lsm; };</text:p>
      <text:p text:style-name="P2">NormalizedCrossCorrelation* getNCC() { return &amp;ncc; };</text:p>
      <text:p text:style-name="P2">void setPerformRadiometric(bool _pr) { perform_readiometric = _pr; };</text:p>
      <text:p text:style-name="P2">void setMatchingMethod(int _mode) { matching_method = _mode % 2; };</text:p>
      <text:p text:style-name="P2">void setRadiometricMode(int _mode) { radiometric_mode = _mode % 2; };</text:p>
      <text:p text:style-name="P2">void setImageDepth(int _depth) { image_depth = _depth; };</text:p>
      <text:p text:style-name="P2">void performImageMatching(Matrix *, Matrix *, MatchingPointsList *, MatchingPointsList *);</text:p>
      <text:p text:style-name="P2">void setMatchingLimits(int, int, int, int);</text:p>
      <text:p text:style-name="P2">void setImagesIds(int _lid, int _rid) { left_image_id = _lid; right_image_id = _rid; };</text:p>
      <text:p text:style-name="P2">void setStep(int, int);</text:p>
      <text:p text:style-name="P2">void setCorrelationThreshold(double _th) { corr_th = _th; };</text:p>
      <text:p text:style-name="P2">double getCoverage() { return 100.0*coverage; };</text:p>
      <text:p text:style-name="P2">void setMinStd(double);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3"/>
      <text:p text:style-name="P3">getLSM / get NCC</text:p>
      <text:p text:style-name="P5">Pointer to the LSM (Least Squares Matching) and NCC (Normalized Cross Correlation) objects.</text:p>
      <text:p text:style-name="P3"/>
      <text:p text:style-name="P3">setPerformRadiometric</text:p>
      <text:p text:style-name="P5">Set/unset readiometric correction before matching. See radiometric mode.</text:p>
      <text:p text:style-name="Standard"/>
      <text:p text:style-name="Standard">setRadiometricMode</text:p>
      <text:p text:style-name="P4">0- Equalization</text:p>
      <text:p text:style-name="P4">1- Histogram matching (default)</text:p>
      <text:p text:style-name="Standard"/>
      <text:p text:style-name="Standard">setMatchingMethod</text:p>
      <text:p text:style-name="P4">0- NCC</text:p>
      <text:p text:style-name="P4">1- LSM (default)</text:p>
      <text:p text:style-name="Standard"/>
      <text:p text:style-name="Standard">setImageDepth</text:p>
      <text:p text:style-name="P4">Depth of the image. Default is 256.</text:p>
      <text:p text:style-name="Standard"><text:soft-page-break/>performImageMatching(M1, M2, seeds, matching_list)</text:p>
      <text:p text:style-name="P4">Perform matching using M1 as reference and M2 as search image.</text:p>
      <text:p text:style-name="P4">Seed is a list with a given seed points and matching_list the list with maching pairs resulted.</text:p>
      <text:p text:style-name="P4">Only the images signed in “setImagesIds” will be considered from “seed”.</text:p>
      <text:p text:style-name="P4"/>
      <text:p text:style-name="Standard">setMatchingLimits</text:p>
      <text:p text:style-name="P4">Rectangle limiting matching area in M1. Default is whole image.</text:p>
      <text:p text:style-name="Standard"/>
      <text:p text:style-name="Standard">setImagesIds</text:p>
      <text:p text:style-name="P4">Set image pair ids to be considered in seed points list.</text:p>
      <text:p text:style-name="Standard"/>
      <text:p text:style-name="Standard">setStep</text:p>
      <text:p text:style-name="P4">Set Region Growing step. Default is 3,3.</text:p>
      <text:p text:style-name="P4"/>
      <text:p text:style-name="Standard">setCorrelationThreshold</text:p>
      <text:p text:style-name="P4">Correlation threashold. Default is 0.7.</text:p>
      <text:p text:style-name="P4"/>
      <text:p text:style-name="Standard">getCoverage</text:p>
      <text:p text:style-name="P4">Reaturn the area covered by correlation. Ranges from 0 to 100 %.</text:p>
      <text:p text:style-name="Standard"/>
      <text:p text:style-name="Standard">setMinStd</text:p>
      <text:p text:style-name="P4">Set min standard deviation for correlations. See LSM and NCC manu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1-10-18T11:56:05</dc:date>
    <dc:creator>Marcelo SIlveira</dc:creator>
    <meta:editing-duration>PT00H38M29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2" meta:paragraph-count="57" meta:word-count="285" meta:character-count="2120"/>
  </office:meta>
</office:document-meta>
</file>